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0.6cm" fo:min-width="0.3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3" style:family="graphic" style:parent-style-name="無填入也無線條的物件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預設">
        <draw:custom-shape draw:style-name="gr1" draw:text-style-name="P1" xml:id="id1" draw:id="id1" draw:layer="layout" svg:width="1.2cm" svg:height="1.2cm" svg:x="1.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2cm" svg:height="1.2cm" svg:x="1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2cm" svg:height="1.2cm" svg:x="1.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2cm" svg:height="1.2cm" svg:x="1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2cm" svg:height="1.2cm" svg:x="5.2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2cm" svg:height="1.2cm" svg:x="5.2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2cm" svg:height="1.2cm" svg:x="5.2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2cm" svg:height="1.2cm" svg:x="5.2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2cm" svg:height="1.2cm" svg:x="8.7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63cm" svg:height="0.53cm" svg:x="2.237cm" svg:y="2.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67cm" svg:height="0.53cm" svg:x="2.238cm" svg:y="3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572cm" svg:height="0.53cm" svg:x="2.239cm" svg:y="5.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584cm" svg:height="0.53cm" svg:x="2.24cm" svg:y="6.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1" draw:layer="layout" draw:type="line" svg:x1="3.1cm" svg:y1="2.4cm" svg:x2="5.2cm" svg:y2="2.401cm" draw:start-shape="id1" draw:start-glue-point="10" draw:end-shape="id2" draw:end-glue-point="6" svg:d="M3100 2400l2100 1" svg:viewBox="0 0 2101 2">
          <text:p/>
        </draw:connector>
        <draw:connector draw:style-name="gr4" draw:text-style-name="P1" xml:id="id3" draw:id="id3" draw:layer="layout" draw:type="line" svg:x1="3.1cm" svg:y1="2.401cm" svg:x2="5.2cm" svg:y2="2.402cm" svg:d="M3100 2401l2100 1" svg:viewBox="0 0 2101 2">
          <text:p/>
        </draw:connector>
        <draw:connector draw:style-name="gr4" draw:text-style-name="P1" draw:layer="layout" draw:type="line" svg:x1="3.1cm" svg:y1="2.401cm" svg:x2="5.375cm" svg:y2="6.776cm" draw:start-shape="id3" draw:start-glue-point="2" draw:end-shape="id4" draw:end-glue-point="5" svg:d="M3100 2401l2275 4375" svg:viewBox="0 0 2276 4376">
          <text:p/>
        </draw:connector>
        <draw:connector draw:style-name="gr4" draw:text-style-name="P1" draw:layer="layout" draw:type="line" svg:x1="3.1cm" svg:y1="2.401cm" svg:x2="5.2cm" svg:y2="5.601cm" draw:start-shape="id3" draw:start-glue-point="2" draw:end-shape="id5" draw:end-glue-point="6" svg:d="M3100 2401l2100 3200" svg:viewBox="0 0 2101 3201">
          <text:p/>
        </draw:connector>
        <draw:connector draw:style-name="gr4" draw:text-style-name="P1" draw:layer="layout" draw:type="line" svg:x1="3.1cm" svg:y1="4cm" svg:x2="5.2cm" svg:y2="4.001cm" draw:start-shape="id6" draw:start-glue-point="10" draw:end-shape="id7" draw:end-glue-point="6" svg:d="M3100 4000l2100 1" svg:viewBox="0 0 2101 2">
          <text:p/>
        </draw:connector>
        <draw:connector draw:style-name="gr4" draw:text-style-name="P1" draw:layer="layout" draw:type="line" svg:x1="3.1cm" svg:y1="2.401cm" svg:x2="5.2cm" svg:y2="4.001cm" draw:start-shape="id3" draw:start-glue-point="2" draw:end-shape="id7" draw:end-glue-point="6" svg:d="M3100 2401l2100 1600" svg:viewBox="0 0 2101 1601">
          <text:p/>
        </draw:connector>
        <draw:connector draw:style-name="gr4" draw:text-style-name="P1" draw:layer="layout" draw:type="line" svg:x1="6.4cm" svg:y1="5.601cm" svg:x2="8.701cm" svg:y2="4.701cm" draw:start-shape="id5" draw:start-glue-point="10" draw:end-shape="id8" draw:end-glue-point="6" svg:d="M6400 5601l2301-900" svg:viewBox="0 0 2302 901">
          <text:p/>
        </draw:connector>
        <draw:connector draw:style-name="gr4" draw:text-style-name="P1" draw:layer="layout" draw:type="line" svg:x1="3.1cm" svg:y1="7.2cm" svg:x2="5.2cm" svg:y2="7.201cm" draw:start-shape="id9" draw:start-glue-point="10" draw:end-shape="id4" draw:end-glue-point="6" svg:d="M3100 7200l2100 1" svg:viewBox="0 0 2101 2">
          <text:p/>
        </draw:connector>
        <draw:connector draw:style-name="gr4" draw:text-style-name="P1" draw:layer="layout" draw:type="line" svg:x1="3.1cm" svg:y1="7.2cm" svg:x2="5.2cm" svg:y2="5.601cm" draw:start-shape="id9" draw:start-glue-point="10" draw:end-shape="id5" draw:end-glue-point="6" svg:d="M3100 7200l2100-1599" svg:viewBox="0 0 2101 1600">
          <text:p/>
        </draw:connector>
        <draw:connector draw:style-name="gr4" draw:text-style-name="P1" draw:layer="layout" draw:type="line" svg:x1="3.1cm" svg:y1="7.2cm" svg:x2="5.2cm" svg:y2="4.001cm" draw:start-shape="id9" draw:start-glue-point="10" draw:end-shape="id7" draw:end-glue-point="6" svg:d="M3100 7200l2100-3199" svg:viewBox="0 0 2101 3200">
          <text:p/>
        </draw:connector>
        <draw:connector draw:style-name="gr4" draw:text-style-name="P1" draw:layer="layout" draw:type="line" svg:x1="3.1cm" svg:y1="5.6cm" svg:x2="5.2cm" svg:y2="5.601cm" draw:start-shape="id10" draw:start-glue-point="10" draw:end-shape="id5" draw:end-glue-point="6" svg:d="M3100 5600l2100 1" svg:viewBox="0 0 2101 2">
          <text:p/>
        </draw:connector>
        <draw:connector draw:style-name="gr4" draw:text-style-name="P1" draw:layer="layout" draw:type="line" svg:x1="3.1cm" svg:y1="5.6cm" svg:x2="5.2cm" svg:y2="4.001cm" draw:start-shape="id10" draw:start-glue-point="10" draw:end-shape="id7" draw:end-glue-point="6" svg:d="M3100 5600l2100-1599" svg:viewBox="0 0 2101 1600">
          <text:p/>
        </draw:connector>
        <draw:connector draw:style-name="gr4" draw:text-style-name="P1" draw:layer="layout" draw:type="line" svg:x1="3.1cm" svg:y1="5.6cm" svg:x2="5.2cm" svg:y2="7.201cm" draw:start-shape="id10" draw:start-glue-point="10" draw:end-shape="id4" draw:end-glue-point="6" svg:d="M3100 5600l2100 1601" svg:viewBox="0 0 2101 1602">
          <text:p/>
        </draw:connector>
        <draw:connector draw:style-name="gr4" draw:text-style-name="P1" draw:layer="layout" draw:type="line" svg:x1="3.1cm" svg:y1="5.6cm" svg:x2="5.2cm" svg:y2="2.402cm" draw:start-shape="id10" draw:start-glue-point="10" draw:end-shape="id3" draw:end-glue-point="3" svg:d="M3100 5600l2100-3198" svg:viewBox="0 0 2101 3199">
          <text:p/>
        </draw:connector>
        <draw:connector draw:style-name="gr4" draw:text-style-name="P1" draw:layer="layout" draw:type="line" svg:x1="3.1cm" svg:y1="4cm" svg:x2="5.2cm" svg:y2="2.402cm" draw:start-shape="id6" draw:start-glue-point="10" draw:end-shape="id3" draw:end-glue-point="3" svg:d="M3100 4000l2100-1598" svg:viewBox="0 0 2101 1599">
          <text:p/>
        </draw:connector>
        <draw:connector draw:style-name="gr4" draw:text-style-name="P1" draw:layer="layout" draw:type="line" svg:x1="3.1cm" svg:y1="4cm" svg:x2="5.2cm" svg:y2="5.601cm" draw:start-shape="id6" draw:start-glue-point="10" draw:end-shape="id5" draw:end-glue-point="6" svg:d="M3100 4000l2100 1601" svg:viewBox="0 0 2101 1602">
          <text:p/>
        </draw:connector>
        <draw:connector draw:style-name="gr4" draw:text-style-name="P1" draw:layer="layout" draw:type="line" svg:x1="3.1cm" svg:y1="4cm" svg:x2="5.2cm" svg:y2="7.201cm" draw:start-shape="id6" draw:start-glue-point="10" draw:end-shape="id4" draw:end-glue-point="6" svg:d="M3100 4000l2100 3201" svg:viewBox="0 0 2101 3202">
          <text:p/>
        </draw:connector>
        <draw:connector draw:style-name="gr4" draw:text-style-name="P1" draw:layer="layout" draw:type="line" svg:x1="6.4cm" svg:y1="4.001cm" svg:x2="8.701cm" svg:y2="4.701cm" draw:start-shape="id7" draw:start-glue-point="10" draw:end-shape="id8" draw:end-glue-point="6" svg:d="M6400 4001l2301 700" svg:viewBox="0 0 2302 701">
          <text:p/>
        </draw:connector>
        <draw:connector draw:style-name="gr4" draw:text-style-name="P1" draw:layer="layout" draw:type="line" svg:x1="3.1cm" svg:y1="7.2cm" svg:x2="5.375cm" svg:y2="2.826cm" draw:start-shape="id9" draw:start-glue-point="10" draw:end-shape="id2" draw:end-glue-point="7" svg:d="M3100 7200l2275-4374" svg:viewBox="0 0 2276 4375">
          <text:p/>
        </draw:connector>
        <draw:connector draw:style-name="gr4" draw:text-style-name="P1" draw:layer="layout" draw:type="line" svg:x1="6.4cm" svg:y1="2.401cm" svg:x2="8.701cm" svg:y2="4.701cm" draw:start-shape="id2" draw:start-glue-point="10" draw:end-shape="id8" draw:end-glue-point="6" svg:d="M6400 2401l2301 2300" svg:viewBox="0 0 2302 2301">
          <text:p/>
        </draw:connector>
        <draw:connector draw:style-name="gr4" draw:text-style-name="P1" draw:layer="layout" draw:type="line" svg:x1="6.4cm" svg:y1="7.201cm" svg:x2="8.701cm" svg:y2="4.701cm" draw:start-shape="id4" draw:start-glue-point="10" draw:end-shape="id8" draw:end-glue-point="6" svg:d="M6400 7201l2301-2500" svg:viewBox="0 0 2302 2501">
          <text:p/>
        </draw:connector>
        <draw:path draw:style-name="gr5" draw:text-style-name="P1" draw:layer="layout" svg:width="0.998cm" svg:height="0.713cm" draw:transform="skewX (0.133168621927167) rotate (0.275238423039506) translate (5.23679185156749cm 2.25637884923638cm)" svg:viewBox="0 0 999 714" svg:d="M0 442c157 1 188 9 303-131 225-452 376-411 454 123 34 231 240 286 242 280">
          <text:p/>
        </draw:path>
        <draw:path draw:style-name="gr5" draw:text-style-name="P1" draw:layer="layout" svg:width="0.998cm" svg:height="0.713cm" draw:transform="skewX (0.133168621927167) rotate (0.275238423039506) translate (5.23679185156749cm 3.85737884923638cm)" svg:viewBox="0 0 999 714" svg:d="M0 442c157 1 188 9 303-131 225-452 376-411 454 123 34 231 240 286 242 280">
          <text:p/>
        </draw:path>
        <draw:path draw:style-name="gr5" draw:text-style-name="P1" draw:layer="layout" svg:width="0.998cm" svg:height="0.713cm" draw:transform="skewX (0.133168621927167) rotate (0.275238423039506) translate (5.23679185156749cm 5.45837884923638cm)" svg:viewBox="0 0 999 714" svg:d="M0 442c157 1 188 9 303-131 225-452 376-411 454 123 34 231 240 286 242 280">
          <text:p/>
        </draw:path>
        <draw:path draw:style-name="gr5" draw:text-style-name="P1" draw:layer="layout" svg:width="0.998cm" svg:height="0.713cm" draw:transform="skewX (0.133168621927167) rotate (0.275238423039506) translate (5.23679185156749cm 7.05937884923638cm)" svg:viewBox="0 0 999 714" svg:d="M0 442c157 1 188 9 303-131 225-452 376-411 454 123 34 231 240 286 242 280">
          <text:p/>
        </draw:path>
        <draw:frame draw:style-name="gr3" draw:text-style-name="P2" draw:layer="layout" svg:width="0.606cm" svg:height="0.36cm" svg:x="5.54cm" svg:y="7.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0.594cm" svg:height="0.36cm" svg:x="5.54cm" svg:y="5.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589cm" svg:height="0.36cm" svg:x="5.54cm" svg:y="4.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0.585cm" svg:height="0.36cm" svg:x="5.54cm" svg:y="2.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0.64cm" svg:height="0.53cm" svg:x="6.941cm" svg:y="2.6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644cm" svg:height="0.53cm" svg:x="6.941cm" svg:y="3.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649cm" svg:height="0.53cm" svg:x="6.941cm" svg:y="4.6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661cm" svg:height="0.53cm" svg:x="6.941cm" svg:y="5.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23:31:27.837054365</meta:creation-date>
    <dc:date>2018-10-13T23:58:00.364928575</dc:date>
    <meta:editing-duration>PT8M49S</meta:editing-duration>
    <meta:editing-cycles>3</meta:editing-cycles>
    <meta:generator>LibreOffice/6.1.2.1$Linux_X86_64 LibreOffice_project/10$Build-1</meta:generator>
    <meta:document-statistic meta:object-count="46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11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2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4/content.xml><?xml version="1.0" encoding="utf-8"?>
<math xmlns="http://www.w3.org/1998/Math/MathML" display="block">
  <semantics>
    <msub>
      <mi>x</mi>
      <mn>4</mn>
    </msub>
    <annotation encoding="StarMath 5.0">x_4</annotation>
  </semantics>
</math>
</file>

<file path=Object 5/content.xml><?xml version="1.0" encoding="utf-8"?>
<math xmlns="http://www.w3.org/1998/Math/MathML" display="block">
  <semantics>
    <msub>
      <mi>μ</mi>
      <mn>4</mn>
    </msub>
    <annotation encoding="StarMath 5.0">%mu_4</annotation>
  </semantics>
</math>
</file>

<file path=Object 6/content.xml><?xml version="1.0" encoding="utf-8"?>
<math xmlns="http://www.w3.org/1998/Math/MathML" display="block">
  <semantics>
    <msub>
      <mi>μ</mi>
      <mn>3</mn>
    </msub>
    <annotation encoding="StarMath 5.0">%mu_3</annotation>
  </semantics>
</math>
</file>

<file path=Object 7/content.xml><?xml version="1.0" encoding="utf-8"?>
<math xmlns="http://www.w3.org/1998/Math/MathML" display="block">
  <semantics>
    <msub>
      <mi>μ</mi>
      <mn>2</mn>
    </msub>
    <annotation encoding="StarMath 5.0">%mu_2</annotation>
  </semantics>
</math>
</file>

<file path=Object 8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9/content.xml><?xml version="1.0" encoding="utf-8"?>
<math xmlns="http://www.w3.org/1998/Math/MathML" display="block">
  <semantics>
    <msub>
      <mi>w</mi>
      <mn>1</mn>
    </msub>
    <annotation encoding="StarMath 5.0">w_1</annotation>
  </semantics>
</math>
</file>